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fr" fo:country="FR"/>
    </style:style>
    <style:style style:name="P2" style:parent-style-name="Normal" style:family="paragraph">
      <style:text-properties fo:language="fr" fo:country="FR"/>
    </style:style>
    <style:style style:name="P3" style:parent-style-name="Normal" style:family="paragraph">
      <style:text-properties fo:language="fr" fo:country="FR"/>
    </style:style>
    <style:style style:name="T4" style:parent-style-name="Policepardéfaut" style:family="text">
      <style:text-properties fo:language="fr" fo:country="FR"/>
    </style:style>
    <style:style style:name="T5" style:parent-style-name="Policepardéfaut" style:family="text">
      <style:text-properties fo:language="fr" fo:country="FR"/>
    </style:style>
    <style:style style:name="T6" style:parent-style-name="Policepardéfaut" style:family="text">
      <style:text-properties fo:language="fr" fo:country="FR"/>
    </style:style>
    <style:style style:name="T7" style:parent-style-name="Policepardéfaut" style:family="text">
      <style:text-properties fo:language="fr" fo:country="FR"/>
    </style:style>
    <style:style style:name="T8" style:parent-style-name="Policepardéfaut" style:family="text">
      <style:text-properties fo:language="fr" fo:country="FR"/>
    </style:style>
    <style:style style:name="T9" style:parent-style-name="Policepardéfaut" style:family="text">
      <style:text-properties fo:language="fr" fo:country="FR"/>
    </style:style>
    <style:style style:name="T10" style:parent-style-name="Policepardéfaut" style:family="text">
      <style:text-properties fo:language="fr" fo:country="FR"/>
    </style:style>
    <style:style style:name="T11" style:parent-style-name="Policepardéfaut" style:family="text">
      <style:text-properties fo:language="fr" fo:country="FR"/>
    </style:style>
    <style:style style:name="T12" style:parent-style-name="Policepardéfaut" style:family="text">
      <style:text-properties fo:language="fr" fo:country="FR"/>
    </style:style>
    <style:style style:name="T13" style:parent-style-name="Policepardéfaut" style:family="text">
      <style:text-properties fo:language="fr" fo:country="FR"/>
    </style:style>
    <style:style style:name="T14" style:parent-style-name="Policepardéfaut" style:family="text">
      <style:text-properties fo:language="fr" fo:country="FR"/>
    </style:style>
  </office:automatic-styles>
  <office:body>
    <office:text text:use-soft-page-breaks="true">
      <text:p text:style-name="P1">Ma trace numérique sur internet.</text:p>
      <text:p text:style-name="P2">Comment faire attention<text:s/>à<text:s/>ma e-réputation ?</text:p>
      <text:p text:style-name="P3">Pour moi faire attention a ma e-réputation c’est tout d’abord de crée des adresses mail afin de définir un coté plus administratif, scolaire et même professionnelle et l’autre cotés plus personnelle.<text:s/>Mais aussi de rester vigilant a<text:s/>toutes les personnes<text:s/>qui pourrais m’identifier sur les réseaux sociaux, que ce soit pour une vidéo photo ou encore publication.<text:s/></text:p>
      <text:p text:style-name="Normal"><text:span text:style-name="T4">Ce qui est des réseaux sociaux, personnellement de mon cotés j’ai quatre réseaux sociaux, Snapchat, Tiktok, Instagramme et Discord. L’application que j’utilise le plus c’est Snapchat, j’aime cette application car elle me permet de rester en communication avec mon entourage mais aussi mes amies. L’application que j’utilise le moins c’est Discord, j’ai<text:s/></text:span><text:span text:style-name="T5">créé</text:span><text:span text:style-name="T6"><text:s/>un compte Discord en fin d’année 2021, mais comme je n’avais pas trop compris<text:s/></text:span><text:span text:style-name="T7">les principes</text:span><text:span text:style-name="T8"><text:s/>de fonctionnement de celle-ci j’ai<text:s/></text:span><text:span text:style-name="T9">fini</text:span><text:span text:style-name="T10"><text:s/>par supprimer cette application, je l’ai ré<text:s/></text:span><text:span text:style-name="T11">installé</text:span><text:span text:style-name="T12"><text:s/>en septembre 2022 pour les cours, donc Discord est vraiment l’application que j’utilise pour les cours. Ce qui est de Tiktok c’est vraiment une plateforme pour me divertir, mais aussi d’accroitre ma culture générale sur plusieurs points, que se soit géographique, historique, ou même<text:s/></text:span><text:span text:style-name="T13">des techniques de cuisine ou des astuces qui pourrais nous faciliter au quotidien. Instagramme c’est une application que j’ai mais auquel je pourrais m’en passer, je ne suis pas très actif sur ce réseaux-là.<text:s/></text:span><text:span text:style-name="T14">Sur les plateformes comme Tiktok et Instagramme je ne publie rien, et pour toute mes applications mes comptes sont privé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BDOU Naima</meta:initial-creator>
    <dc:creator>ABDOU Naima</dc:creator>
    <meta:creation-date>2022-11-28T11:24:00Z</meta:creation-date>
    <dc:date>2022-11-28T19:36:00Z</dc:date>
    <meta:template xlink:href="Normal.dotm" xlink:type="simple"/>
    <meta:editing-cycles>1</meta:editing-cycles>
    <meta:editing-duration>PT29520S</meta:editing-duration>
    <meta:document-statistic meta:page-count="1" meta:paragraph-count="3" meta:word-count="238" meta:character-count="1594" meta:row-count="11" meta:non-whitespace-character-count="1359"/>
  </office:meta>
</office:document-meta>
</file>